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 style:writing-mode-automatic="false"/>
      <style:text-properties officeooo:paragraph-rsid="003034d5"/>
    </style:style>
    <style:style style:name="P2" style:family="paragraph" style:parent-style-name="Standard">
      <style:text-properties fo:color="#127622" loext:opacity="100%" fo:font-style="italic" style:font-style-asian="italic" style:font-style-complex="italic"/>
    </style:style>
    <style:style style:name="P3" style:family="paragraph" style:parent-style-name="Standard">
      <style:paragraph-properties style:writing-mode="lr-tb" style:writing-mode-automatic="false"/>
    </style:style>
    <style:style style:name="P4" style:family="paragraph" style:parent-style-name="Standard">
      <style:paragraph-properties style:writing-mode="lr-tb" style:writing-mode-automatic="false"/>
      <style:text-properties fo:font-style="normal" officeooo:rsid="002b9d63" style:font-style-asian="normal" style:font-style-complex="normal"/>
    </style:style>
    <style:style style:name="P5" style:family="paragraph" style:parent-style-name="Standard">
      <style:text-properties officeooo:rsid="002c159f" officeooo:paragraph-rsid="002c159f"/>
    </style:style>
    <style:style style:name="P6" style:family="paragraph" style:parent-style-name="Standard">
      <style:text-properties officeooo:rsid="00335379" officeooo:paragraph-rsid="003353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58d7"/>
    </style:style>
    <style:style style:name="T3" style:family="text">
      <style:text-properties fo:font-weight="bold" officeooo:rsid="0022fbd0" style:font-weight-asian="bold" style:font-weight-complex="bold"/>
    </style:style>
    <style:style style:name="T4" style:family="text">
      <style:text-properties officeooo:rsid="002e610a"/>
    </style:style>
    <style:style style:name="T5" style:family="text">
      <style:text-properties fo:font-style="italic" officeooo:rsid="002e610a" style:font-style-asian="italic" style:font-style-complex="italic"/>
    </style:style>
    <style:style style:name="T6" style:family="text">
      <style:text-properties fo:font-style="normal" officeooo:rsid="002e610a" style:font-style-asian="normal" style:font-style-complex="normal"/>
    </style:style>
    <style:style style:name="T7" style:family="text">
      <style:text-properties fo:font-style="normal" officeooo:rsid="003034d5" style:font-style-asian="normal" style:font-style-complex="normal"/>
    </style:style>
    <style:style style:name="T8" style:family="text">
      <style:text-properties fo:font-style="italic" officeooo:rsid="002438e3" style:font-style-asian="italic" style:font-style-complex="italic"/>
    </style:style>
    <style:style style:name="T9" style:family="text">
      <style:text-properties officeooo:rsid="002438e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3034d5"/>
    </style:style>
    <style:style style:name="T12" style:family="text">
      <style:text-properties officeooo:rsid="0025e4fd"/>
    </style:style>
    <style:style style:name="T13" style:family="text">
      <style:text-properties fo:font-style="italic" officeooo:rsid="0025e4fd" style:font-style-asian="italic" style:font-style-complex="italic"/>
    </style:style>
    <style:style style:name="T14" style:family="text">
      <style:text-properties officeooo:rsid="00321473"/>
    </style:style>
    <style:style style:name="T15" style:family="text">
      <style:text-properties officeooo:rsid="00230acd"/>
    </style:style>
    <style:style style:name="T16" style:family="text">
      <style:text-properties officeooo:rsid="0027a01c"/>
    </style:style>
    <style:style style:name="T17" style:family="text">
      <style:text-properties fo:font-style="italic" officeooo:rsid="002158d7" style:font-style-asian="italic" style:font-style-complex="italic"/>
    </style:style>
    <style:style style:name="T18" style:family="text">
      <style:text-properties officeooo:rsid="0033357a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158d7" style:font-style-asian="italic" style:font-weight-asian="bold" style:font-style-complex="italic" style:font-weight-complex="bold"/>
    </style:style>
    <style:style style:name="T21" style:family="text">
      <style:text-properties fo:font-style="italic" officeooo:rsid="002b9d63" style:font-style-asian="italic" style:font-style-complex="italic"/>
    </style:style>
    <style:style style:name="T22" style:family="text">
      <style:text-properties fo:font-style="normal" officeooo:rsid="002b9d63" style:font-style-asian="normal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127622" loext:opacity="100%" fo:font-style="normal" style:font-style-asian="normal" style:font-style-complex="normal"/>
    </style:style>
    <style:style style:name="T25" style:family="text">
      <style:text-properties fo:color="#127622" loext:opacity="100%"/>
    </style:style>
    <style:style style:name="T26" style:family="text">
      <style:text-properties fo:color="#000080" loext:opacity="100%"/>
    </style:style>
    <style:style style:name="T27" style:family="text">
      <style:text-properties officeooo:rsid="002de654"/>
    </style:style>
    <style:style style:name="T28" style:family="text">
      <style:text-properties fo:color="#127622" loext:opacity="100%" officeooo:rsid="002de654"/>
    </style:style>
    <style:style style:name="T29" style:family="text">
      <style:text-properties fo:color="#127622" loext:opacity="100%" officeooo:rsid="002158d7"/>
    </style:style>
    <style:style style:name="T30" style:family="text">
      <style:text-properties officeooo:rsid="00335379"/>
    </style:style>
    <style:style style:name="T31" style:family="text">
      <style:text-properties officeooo:rsid="0022fbd0"/>
    </style:style>
    <style:style style:name="T32" style:family="text">
      <style:text-properties fo:color="#127622" loext:opacity="100%" officeooo:rsid="0022fbd0"/>
    </style:style>
    <style:style style:name="T33" style:family="text">
      <style:text-properties fo:font-style="normal" officeooo:rsid="00230acd" style:font-style-asian="normal" style:font-style-complex="normal"/>
    </style:style>
    <style:style style:name="T34" style:family="text">
      <style:text-properties fo:font-style="italic" officeooo:rsid="00230acd" style:font-style-asian="italic" style:font-style-complex="italic"/>
    </style:style>
    <style:style style:name="T35" style:family="text">
      <style:text-properties officeooo:rsid="0034fa8e"/>
    </style:style>
    <style:style style:name="T36" style:family="text">
      <style:text-properties fo:font-style="italic" officeooo:rsid="0034fa8e" style:font-style-asian="italic" style:font-style-complex="italic"/>
    </style:style>
    <style:style style:name="T37" style:family="text">
      <style:text-properties officeooo:rsid="0036aa90"/>
    </style:style>
    <style:style style:name="T38" style:family="text">
      <style:text-properties fo:font-style="italic" officeooo:rsid="0022fbd0" style:font-style-asian="italic" style:font-style-complex="italic"/>
    </style:style>
    <style:style style:name="T39" style:family="text">
      <style:text-properties officeooo:rsid="0037cd5b"/>
    </style:style>
    <style:style style:name="T40" style:family="text">
      <style:text-properties fo:font-style="italic" officeooo:rsid="0037cd5b" style:font-style-asian="italic" style:font-style-complex="italic"/>
    </style:style>
    <style:style style:name="T41" style:family="text">
      <style:text-properties fo:font-style="normal" officeooo:rsid="0037cd5b" style:font-style-asian="normal" style:font-style-complex="normal"/>
    </style:style>
    <style:style style:name="T42" style:family="text">
      <style:text-properties officeooo:rsid="00381b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MORIA DEL PROYECTO – ANÁLISIS DE ARCHIVOS SAM</text:h>
      <text:p text:style-name="Standard"><text:span text:style-name="T1">Autor</text:span>: Javier <text:span text:style-name="T2">Adán Jiménez</text:span></text:p>
      <text:p text:style-name="Standard"><text:span text:style-name="T3">Ayuda de documentación y errores</text:span>: Microsoft Copilot</text:p>
      <text:h text:style-name="Heading_20_2" text:outline-level="2">1. ¿Qué hace el programa?</text:h>
      <text:p text:style-name="P1"><text:span text:style-name="T4">Este programa comprueba si la librería uv está instalada y si no, intenta instalarla manualmente mediante el comando: $ </text:span><text:span text:style-name="T5">pip install uv, </text:span><text:span text:style-name="T6">y además, </text:span><text:span text:style-name="T7">si no consigue instalarla de nuevo, sugiere instalarla manualmente. </text:span></text:p>
      <text:p text:style-name="P1">procesa un archivo ‘<text:span text:style-name="T8">sam</text:span><text:span text:style-name="T9">’</text:span> línea a línea, ignorando las cabeceras que comienzan por '<text:span text:style-name="T10">@</text:span>' <text:span text:style-name="T4">y las filas que no estén con el formato adecuado</text:span>.</text:p>
      <text:p text:style-name="Standard"><text:span text:style-name="T11">Como uso principal, e</text:span>xtrae el valor <text:span text:style-name="T10">MAPQ</text:span> (columna 5 <text:span text:style-name="T12">del archivo </text:span><text:span text:style-name="T13">sam</text:span>) de cada lectura alineada y calcula:</text:p>
      <text:p text:style-name="Standard">- Total de lecturas válidas</text:p>
      <text:p text:style-name="Standard">- Número de lecturas con <text:span text:style-name="T10">MAPQ</text:span> = 60</text:p>
      <text:p text:style-name="Standard">- Porcentaje correspondiente</text:p>
      <text:p text:style-name="Standard">El <text:span text:style-name="T10">script</text:span> incluye manejo de errores para:</text:p>
      <text:p text:style-name="Standard">- <text:span text:style-name="T11">uv no instalado en el sistema. </text:span></text:p>
      <text:p text:style-name="Standard">- Líneas con formato incorrecto.</text:p>
      <text:p text:style-name="Standard">- <text:span text:style-name="T10">MAPQ</text:span> no numérico.</text:p>
      <text:p text:style-name="Standard">- Lecturas incompletas.</text:p>
      <text:p text:style-name="Standard"><text:span text:style-name="T14">El output de salida</text:span> <text:span text:style-name="T2">se </text:span><text:span text:style-name="T14">genera</text:span><text:span text:style-name="T2"> utiliza</text:span><text:span text:style-name="T14">n</text:span><text:span text:style-name="T2">do </text:span>la librería ‘<text:span text:style-name="T2">r</text:span>ich’, <text:span text:style-name="T15">que da formato a la tabla resultante</text:span>.</text:p>
      <text:h text:style-name="Heading_20_2" text:outline-level="2">2. ¿Cómo se usa?</text:h>
      <text:p text:style-name="Standard">El <text:span text:style-name="T10">script</text:span> puede ejecutarse directamente mediante Nextflow:</text:p>
      <text:p text:style-name="Standard"/>
      <text:p text:style-name="P2"><text:span text:style-name="T2">$ </text:span>nextflow run sam_Analyzer.nf –sam <text:span text:style-name="T2">path/to/</text:span>archivo.sam --script <text:span text:style-name="T2">path/to/</text:span>main.py</text:p>
      <text:p text:style-name="P2"/>
      <text:p text:style-name="Standard">El <text:span text:style-name="T10">workflow</text:span> genera dos archivos:</text:p>
      <text:p text:style-name="Standard"/>
      <text:p text:style-name="Standard">- resultado.txt. <text:span text:style-name="T2">Este contiene el output limpio del análisis (tabla con estadísticas). </text:span></text:p>
      <text:p text:style-name="Standard">- log.txt. <text:span text:style-name="T2">Contiene las</text:span> advertencias y mensajes del script, <text:span text:style-name="T16">por ejemplo:</text:span><text:span text:style-name="T2"> “La read </text:span><text:span text:style-name="T17">x</text:span><text:span text:style-name="T2"> </text:span><text:span text:style-name="T16">no es</text:span><text:span text:style-name="T2"> válida por no tener las columnas determinadas </text:span><text:span text:style-name="T18">para</text:span><text:span text:style-name="T2"> un archivo sam”. </text:span></text:p>
      <text:h text:style-name="Heading_20_2" text:outline-level="2">3. Organización del proyecto</text:h>
      <text:p text:style-name="Standard">El proyecto contiene:</text:p>
      <text:p text:style-name="Standard">- <text:span text:style-name="T19">main.py</text:span>: <text:span text:style-name="T10">script</text:span> principal en <text:span text:style-name="T10">Python</text:span>.</text:p>
      <text:p text:style-name="Standard">- <text:span text:style-name="T19">pyproject.toml</text:span>: configuración del entorno <text:span text:style-name="T10">uv</text:span> y dependencias.</text:p>
      <text:p text:style-name="Standard">- <text:span text:style-name="T19">sam_Analyzer.nf</text:span>: <text:span text:style-name="T10">workflow</text:span> de <text:span text:style-name="T10">Nextflow</text:span>.</text:p>
      <text:p text:style-name="Standard">- <text:span text:style-name="T19">README.md</text:span>: documentación del proyecto.</text:p>
      <text:p text:style-name="Standard">- <text:span text:style-name="T20">Memoria_final.odt</text:span><text:span text:style-name="T17">.</text:span></text:p>
      <text:p text:style-name="Standard"/>
      <text:h text:style-name="Heading_20_2" text:outline-level="2">4. Uso de Git</text:h>
      <text:p text:style-name="Standard">Se ha creado un repositorio en GitHub con varios commits:</text:p>
      <text:p text:style-name="Standard"/>
      <text:p text:style-name="Standard">- <text:span text:style-name="T10">Commit</text:span> inicial con estructura del proyecto. </text:p>
      <text:p text:style-name="P3"><text:soft-page-break/>- <text:span text:style-name="T10">Commit</text:span> añadiendo <text:span text:style-name="T10">main.py, </text:span><text:span text:style-name="T21">el </text:span><text:span text:style-name="T10">workflow </text:span><text:span text:style-name="T21">de</text:span><text:span text:style-name="T10"> Nextflow, </text:span><text:span text:style-name="T22">un archivo de ejemplo</text:span><text:span text:style-name="T21"> ‘example.sam’ </text:span><text:span text:style-name="T22"><text:s/>y este mismo archivo de memoria final. </text:span></text:p>
      <text:p text:style-name="P4"/>
      <text:p text:style-name="P5">Esto me ha parecido muy útil, ya que, de tener un proyecto largo, se puede comenzar con versiones iniciales e ir cambiando y creando nuevos commits por cada versión. </text:p>
      <text:h text:style-name="Heading_20_2" text:outline-level="2">5. Entorno (uv)</text:h>
      <text:p text:style-name="Standard">Se ha utilizado uv como gestor de dependencias por su rapidez y simplicidad.</text:p>
      <text:p text:style-name="Text_20_body">Para instalar ‘<text:span text:style-name="T10">uv</text:span><text:span text:style-name="T23">’ se utilizó el siguiente comando: <text:line-break/></text:span><text:span text:style-name="T24"> $ </text:span><text:span text:style-name="T25">curl -LsSf </text:span><text:a xlink:type="simple" xlink:href="https://astral.sh/uv/install.sh" text:style-name="Internet_20_link" text:visited-style-name="Visited_20_Internet_20_Link"><text:span text:style-name="T26">https://astral.sh/uv/install.sh</text:span></text:a><text:span text:style-name="T25"> | sh</text:span></text:p>
      <text:p text:style-name="Standard">La librería ‘<text:span text:style-name="T2">r</text:span>ich’ se instaló mediante <text:span text:style-name="T27">los comandos</text:span>:</text:p>
      <text:p text:style-name="Standard"><text:tab/><text:span text:style-name="T28">$ uv init proyecto_sam</text:span></text:p>
      <text:p text:style-name="Standard"><text:span text:style-name="T2"><text:tab/></text:span><text:span text:style-name="T29">$ </text:span><text:span text:style-name="T25">uv add rich</text:span></text:p>
      <text:p text:style-name="P6">Como me costó un poco encontrar la manera correcta y rápida de instalarlo, decidí incluir en este script de python la instalación y chequeo de uv y la creación del proyecto, etc. </text:p>
      <text:h text:style-name="Heading_20_2" text:outline-level="2">6. Comandos necesarios</text:h>
      <text:p text:style-name="Standard">Para instalar dependencias <text:span text:style-name="T30">basta con ejecutar el comando de Nextflow, ya que contempla la instalación de uv y del paquete. También se puede realizar con el comando siguiente: </text:span></text:p>
      <text:p text:style-name="Standard"><text:span text:style-name="T31"><text:tab/></text:span><text:span text:style-name="T32">$ </text:span><text:span text:style-name="T25">uv sync</text:span></text:p>
      <text:p text:style-name="Standard">Para ejecutar el <text:span text:style-name="T10">script </text:span><text:span text:style-name="T33">es necesario tener </text:span><text:span text:style-name="T34">Python3</text:span><text:span text:style-name="T33"> instalado, así como uv y nextflow, además de la librería ya mencionada ‘</text:span><text:span text:style-name="T34">rich</text:span><text:span text:style-name="T33">’. </text:span></text:p>
      <text:p text:style-name="Standard">Para ejecutar Nextflow <text:span text:style-name="T31">(comando de trabajo)</text:span>:</text:p>
      <text:p text:style-name="Standard"><text:span text:style-name="T31"><text:tab/></text:span><text:span text:style-name="T32">$ </text:span><text:span text:style-name="T25">nextflow run sam_Analyzer.nf --sam archivo.sam --script main.py</text:span></text:p>
      <text:h text:style-name="Heading_20_2" text:outline-level="2">7. Problemas encontrados</text:h>
      <text:p text:style-name="Text_20_body">- <text:span text:style-name="T35">El mayor problema fue instalar </text:span><text:span text:style-name="T36">uv</text:span><text:span text:style-name="T35">, como ya he mencionado, y su paquete </text:span><text:span text:style-name="T36">rich</text:span><text:span text:style-name="T35">, por lo que introduje en el </text:span><text:span text:style-name="T36">workflow</text:span><text:span text:style-name="T35"> el chequeo de </text:span><text:span text:style-name="T36">uv</text:span><text:span text:style-name="T35"> y </text:span><text:span text:style-name="T37">de la dependencia</text:span><text:span text:style-name="T35"> </text:span><text:span text:style-name="T36">rich</text:span><text:span text:style-name="T35">. </text:span></text:p>
      <text:p text:style-name="Standard">- El <text:span text:style-name="T10">script</text:span> contaba lecturas inválidas como válidas, <text:span text:style-name="T31">por lo que cambié el contador de lecturas después de validar la línea.</text:span></text:p>
      <text:p text:style-name="Standard">- Las advertencias aparecían en la salida final, <text:span text:style-name="T31">por lo que tuve que separar el </text:span><text:span text:style-name="T38">stdout </text:span><text:span text:style-name="T31">y el </text:span><text:span text:style-name="T38">stderr </text:span><text:span text:style-name="T31">y crear un archivo </text:span><text:span text:style-name="T38">log.txt</text:span><text:span text:style-name="T31"> con los errores y advertencias.</text:span></text:p>
      <text:p text:style-name="Standard">La parte más compleja fue integrar <text:span text:style-name="T10">uv</text:span> dentro del proceso de <text:span text:style-name="T10">Nextflow</text:span> y separar correctamente los flujos de salida, <text:span text:style-name="T31">dado que apenas conozco el programa </text:span><text:span text:style-name="T38">uv</text:span><text:span text:style-name="T31"> y sus dependencias. </text:span></text:p>
      <text:p text:style-name="Standard">Estas dificultades se resolvieron con la ayuda de <text:span text:style-name="T10">Microsoft Copilot</text:span>, que permitió depurar errores, <text:span text:style-name="T39">integrar la instalación de</text:span><text:span text:style-name="T40"> uv</text:span><text:span text:style-name="T41">,</text:span><text:span text:style-name="T10"> </text:span>generar casos de prueba, <text:span text:style-name="T15">explicar el formato de salida</text:span> y <text:span text:style-name="T15">así</text:span> mejorar la robustez del proyecto <text:span text:style-name="T42">(esto último dicho por el propio Copilot)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9T20:01:19.596397100</meta:creation-date>
    <dc:date>2026-03-29T21:12:22.890339500</dc:date>
    <meta:editing-duration>PT33M19S</meta:editing-duration>
    <meta:editing-cycles>22</meta:editing-cycles>
    <meta:generator>LibreOffice/26.2.2.2$Windows_X86_64 LibreOffice_project/1f77d10d6938fd34972958f64b2bcfa54f8b1ba5</meta:generator>
    <meta:document-statistic meta:table-count="0" meta:image-count="0" meta:object-count="0" meta:page-count="2" meta:paragraph-count="53" meta:word-count="628" meta:character-count="3840" meta:non-whitespace-character-count="3247"/>
  </office:meta>
</office:document-meta>
</file>